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SEQUENCE public.categorie_produits_id_seq;</text:p>
      <text:p text:style-name="Standard"/>
      <text:p text:style-name="Standard">CREATE TABLE public.Categorie_produits (</text:p>
      <text:p text:style-name="Standard"><text:s text:c="16"/>Id INTEGER NOT NULL DEFAULT nextval('public.categorie_produits_id_seq'),</text:p>
      <text:p text:style-name="Standard"><text:s text:c="16"/>Nom VARCHAR NOT NULL,</text:p>
      <text:p text:style-name="Standard"><text:s text:c="16"/>CONSTRAINT categorie_produits_pk PRIMARY KEY (Id)</text:p>
      <text:p text:style-name="Standard">);</text:p>
      <text:p text:style-name="Standard"/>
      <text:p text:style-name="Standard"/>
      <text:p text:style-name="Standard">ALTER SEQUENCE public.categorie_produits_id_seq OWNED BY public.Categorie_produits.Id;</text:p>
      <text:p text:style-name="Standard"/>
      <text:p text:style-name="Standard">CREATE TABLE public.Adresse (</text:p>
      <text:p text:style-name="Standard"><text:s text:c="16"/>Id INTEGER NOT NULL,</text:p>
      <text:p text:style-name="Standard"><text:s text:c="16"/>Ville VARCHAR(100) NOT NULL,</text:p>
      <text:p text:style-name="Standard"><text:s text:c="16"/>CodePostal INTEGER NOT NULL,</text:p>
      <text:p text:style-name="Standard"><text:s text:c="16"/>Rue VARCHAR NOT NULL,</text:p>
      <text:p text:style-name="Standard"><text:s text:c="16"/>Numero VARCHAR NOT NULL,</text:p>
      <text:p text:style-name="Standard"><text:s text:c="16"/>Etage VARCHAR NOT NULL,</text:p>
      <text:p text:style-name="Standard"><text:s text:c="16"/>Digicode VARCHAR,</text:p>
      <text:p text:style-name="Standard"><text:s text:c="16"/>Porte VARCHAR,</text:p>
      <text:p text:style-name="Standard"><text:s text:c="16"/>CONSTRAINT adresse_pk PRIMARY KEY (Id)</text:p>
      <text:p text:style-name="Standard">);</text:p>
      <text:p text:style-name="Standard"/>
      <text:p text:style-name="Standard"/>
      <text:p text:style-name="Standard">CREATE TABLE public.Produits_ (</text:p>
      <text:p text:style-name="Standard"><text:s text:c="16"/>Id INTEGER NOT NULL,</text:p>
      <text:p text:style-name="Standard"><text:s text:c="16"/>Nom VARCHAR NOT NULL,</text:p>
      <text:p text:style-name="Standard"><text:s text:c="16"/>Quantite INTEGER NOT NULL,</text:p>
      <text:p text:style-name="Standard"><text:s text:c="16"/>Prixproduits NUMERIC NOT NULL,</text:p>
      <text:p text:style-name="Standard"><text:s text:c="16"/>Categorie_produits_Id INTEGER NOT NULL,</text:p>
      <text:p text:style-name="Standard"><text:s text:c="16"/>CONSTRAINT produits__pk PRIMARY KEY (Id)</text:p>
      <text:p text:style-name="Standard">);</text:p>
      <text:p text:style-name="Standard"/>
      <text:p text:style-name="Standard"/>
      <text:p text:style-name="Standard">CREATE TABLE public.Plat_du_jour (</text:p>
      <text:p text:style-name="Standard"><text:s text:c="16"/>Id INTEGER NOT NULL,</text:p>
      <text:p text:style-name="Standard"><text:s text:c="16"/>Date DATE NOT NULL,</text:p>
      <text:p text:style-name="Standard"><text:s text:c="16"/>ProduitsId INTEGER NOT NULL,</text:p>
      <text:p text:style-name="Standard"><text:s text:c="16"/>CONSTRAINT plat_du_jour_pk PRIMARY KEY (Id)</text:p>
      <text:p text:style-name="Standard">);</text:p>
      <text:p text:style-name="Standard"/>
      <text:p text:style-name="Standard"/>
      <text:p text:style-name="Standard">CREATE TABLE public.Client (</text:p>
      <text:p text:style-name="Standard"><text:s text:c="16"/>Id INTEGER NOT NULL,</text:p>
      <text:p text:style-name="Standard"><text:s text:c="16"/>Nom VARCHAR(100) NOT NULL,</text:p>
      <text:p text:style-name="Standard"><text:s text:c="16"/>Prenom VARCHAR(100) NOT NULL,</text:p>
      <text:p text:style-name="Standard"><text:s text:c="16"/>Login VARCHAR(100) NOT NULL,</text:p>
      <text:p text:style-name="Standard"><text:s text:c="16"/>MDP VARCHAR(100) NOT NULL,</text:p>
      <text:p text:style-name="Standard"><text:s text:c="16"/>telephone VARCHAR NOT NULL,</text:p>
      <text:p text:style-name="Standard"><text:s text:c="16"/>CONSTRAINT client_pk PRIMARY KEY (Id)</text:p>
      <text:p text:style-name="Standard">);</text:p>
      <text:p text:style-name="Standard"/>
      <text:p text:style-name="Standard"><text:soft-page-break/></text:p>
      <text:p text:style-name="Standard">CREATE TABLE public.Adresse_client (</text:p>
      <text:p text:style-name="Standard"><text:s text:c="16"/>Id INTEGER NOT NULL,</text:p>
      <text:p text:style-name="Standard"><text:s text:c="16"/>Client_id INTEGER NOT NULL,</text:p>
      <text:p text:style-name="Standard"><text:s text:c="16"/>Adresse_id INTEGER NOT NULL,</text:p>
      <text:p text:style-name="Standard"><text:s text:c="16"/>CONSTRAINT adresse_client_pk PRIMARY KEY (Id)</text:p>
      <text:p text:style-name="Standard">);</text:p>
      <text:p text:style-name="Standard"/>
      <text:p text:style-name="Standard"/>
      <text:p text:style-name="Standard">CREATE TABLE public.Livreur (</text:p>
      <text:p text:style-name="Standard"><text:s text:c="16"/>Livreur_id INTEGER NOT NULL,</text:p>
      <text:p text:style-name="Standard"><text:s text:c="16"/>Numerosecuritesocial VARCHAR NOT NULL,</text:p>
      <text:p text:style-name="Standard"><text:s text:c="16"/>Nom VARCHAR NOT NULL,</text:p>
      <text:p text:style-name="Standard"><text:s text:c="16"/>Prenom VARCHAR NOT NULL,</text:p>
      <text:p text:style-name="Standard"><text:s text:c="16"/>est_disponible BOOLEAN NOT NULL,</text:p>
      <text:p text:style-name="Standard"><text:s text:c="16"/>Lat REAL NOT NULL,</text:p>
      <text:p text:style-name="Standard"><text:s text:c="16"/>Long REAL NOT NULL,</text:p>
      <text:p text:style-name="Standard"><text:s text:c="16"/>CONSTRAINT livreur_pk PRIMARY KEY (Livreur_id)</text:p>
      <text:p text:style-name="Standard">);</text:p>
      <text:p text:style-name="Standard"/>
      <text:p text:style-name="Standard"/>
      <text:p text:style-name="Standard">CREATE TABLE public.Commande (</text:p>
      <text:p text:style-name="Standard"><text:s text:c="16"/>Id INTEGER NOT NULL,</text:p>
      <text:p text:style-name="Standard"><text:s text:c="16"/>Livreurid INTEGER NOT NULL,</text:p>
      <text:p text:style-name="Standard"><text:s text:c="16"/>Date DATE NOT NULL,</text:p>
      <text:p text:style-name="Standard"><text:s text:c="16"/>Prixtotal NUMERIC(100) NOT NULL,</text:p>
      <text:p text:style-name="Standard"><text:s text:c="16"/>Heuredelivraison TIMESTAMP NOT NULL,</text:p>
      <text:p text:style-name="Standard"><text:s text:c="16"/>ClientId INTEGER NOT NULL,</text:p>
      <text:p text:style-name="Standard"><text:s text:c="16"/>Adresse_clientId INTEGER NOT NULL,</text:p>
      <text:p text:style-name="Standard"><text:s text:c="16"/>CONSTRAINT commande_pk PRIMARY KEY (Id)</text:p>
      <text:p text:style-name="Standard">);</text:p>
      <text:p text:style-name="Standard"/>
      <text:p text:style-name="Standard"/>
      <text:p text:style-name="Standard">CREATE TABLE public.Commande_details (</text:p>
      <text:p text:style-name="Standard"><text:s text:c="16"/>Id INTEGER NOT NULL,</text:p>
      <text:p text:style-name="Standard"><text:s text:c="16"/>Commande_id INTEGER NOT NULL,</text:p>
      <text:p text:style-name="Standard"><text:s text:c="16"/>Plat_du_jour_Id INTEGER NOT NULL,</text:p>
      <text:p text:style-name="Standard"><text:s text:c="16"/>Quantite INTEGER NOT NULL,</text:p>
      <text:p text:style-name="Standard"><text:s text:c="16"/>CONSTRAINT commande_details_pk PRIMARY KEY (Id)</text:p>
      <text:p text:style-name="Standard">);</text:p>
      <text:p text:style-name="Standard"/>
      <text:p text:style-name="Standard"/>
      <text:p text:style-name="Standard">ALTER TABLE public.Produits_ ADD CONSTRAINT categorie_produits_produits__fk</text:p>
      <text:p text:style-name="Standard">FOREIGN KEY (Categorie_produits_Id)</text:p>
      <text:p text:style-name="Standard">REFERENCES public.Categorie_produits (Id)</text:p>
      <text:p text:style-name="Standard">ON DELETE NO ACTION</text:p>
      <text:p text:style-name="Standard">ON UPDATE NO ACTION</text:p>
      <text:p text:style-name="Standard">NOT DEFERRABLE;</text:p>
      <text:p text:style-name="Standard"/>
      <text:p text:style-name="Standard">ALTER TABLE public.Adresse_client ADD CONSTRAINT adresse_adresse_client_fk</text:p>
      <text:p text:style-name="Standard">FOREIGN KEY (Adresse_id)</text:p>
      <text:p text:style-name="Standard">REFERENCES public.Adresse (Id)</text:p>
      <text:p text:style-name="Standard"><text:soft-page-break/>ON DELETE NO ACTION</text:p>
      <text:p text:style-name="Standard">ON UPDATE NO ACTION</text:p>
      <text:p text:style-name="Standard">NOT DEFERRABLE;</text:p>
      <text:p text:style-name="Standard"/>
      <text:p text:style-name="Standard">ALTER TABLE public.Plat_du_jour ADD CONSTRAINT produits__plat_du_jour_fk</text:p>
      <text:p text:style-name="Standard">FOREIGN KEY (ProduitsId)</text:p>
      <text:p text:style-name="Standard">REFERENCES public.Produits_ (Id)</text:p>
      <text:p text:style-name="Standard">ON DELETE NO ACTION</text:p>
      <text:p text:style-name="Standard">ON UPDATE NO ACTION</text:p>
      <text:p text:style-name="Standard">NOT DEFERRABLE;</text:p>
      <text:p text:style-name="Standard"/>
      <text:p text:style-name="Standard">ALTER TABLE public.Commande_details ADD CONSTRAINT plat_du_jour_commande_details_fk</text:p>
      <text:p text:style-name="Standard">FOREIGN KEY (Plat_du_jour_Id)</text:p>
      <text:p text:style-name="Standard">REFERENCES public.Plat_du_jour (Id)</text:p>
      <text:p text:style-name="Standard">ON DELETE NO ACTION</text:p>
      <text:p text:style-name="Standard">ON UPDATE NO ACTION</text:p>
      <text:p text:style-name="Standard">NOT DEFERRABLE;</text:p>
      <text:p text:style-name="Standard"/>
      <text:p text:style-name="Standard">ALTER TABLE public.Commande ADD CONSTRAINT client_commande_fk</text:p>
      <text:p text:style-name="Standard">FOREIGN KEY (ClientId)</text:p>
      <text:p text:style-name="Standard">REFERENCES public.Client (Id)</text:p>
      <text:p text:style-name="Standard">ON DELETE NO ACTION</text:p>
      <text:p text:style-name="Standard">ON UPDATE NO ACTION</text:p>
      <text:p text:style-name="Standard">NOT DEFERRABLE;</text:p>
      <text:p text:style-name="Standard"/>
      <text:p text:style-name="Standard">ALTER TABLE public.Adresse_client ADD CONSTRAINT client_adresse_client_fk</text:p>
      <text:p text:style-name="Standard">FOREIGN KEY (Client_id)</text:p>
      <text:p text:style-name="Standard">REFERENCES public.Client (Id)</text:p>
      <text:p text:style-name="Standard">ON DELETE NO ACTION</text:p>
      <text:p text:style-name="Standard">ON UPDATE NO ACTION</text:p>
      <text:p text:style-name="Standard">NOT DEFERRABLE;</text:p>
      <text:p text:style-name="Standard"/>
      <text:p text:style-name="Standard">ALTER TABLE public.Commande ADD CONSTRAINT adresse_client_commande_fk</text:p>
      <text:p text:style-name="Standard">FOREIGN KEY (Adresse_clientId)</text:p>
      <text:p text:style-name="Standard">REFERENCES public.Adresse_client (Id)</text:p>
      <text:p text:style-name="Standard">ON DELETE NO ACTION</text:p>
      <text:p text:style-name="Standard">ON UPDATE NO ACTION</text:p>
      <text:p text:style-name="Standard">NOT DEFERRABLE;</text:p>
      <text:p text:style-name="Standard"/>
      <text:p text:style-name="Standard">ALTER TABLE public.Commande ADD CONSTRAINT livreur_commande_fk</text:p>
      <text:p text:style-name="Standard">FOREIGN KEY (Livreurid)</text:p>
      <text:p text:style-name="Standard">REFERENCES public.Livreur (Livreur_id)</text:p>
      <text:p text:style-name="Standard">ON DELETE NO ACTION</text:p>
      <text:p text:style-name="Standard">ON UPDATE NO ACTION</text:p>
      <text:p text:style-name="Standard">NOT DEFERRABLE;</text:p>
      <text:p text:style-name="Standard"/>
      <text:p text:style-name="Standard">ALTER TABLE public.Commande_details ADD CONSTRAINT commande_commande_details_fk</text:p>
      <text:p text:style-name="Standard">FOREIGN KEY (Commande_id)</text:p>
      <text:p text:style-name="Standard">REFERENCES public.Commande (Id)</text:p>
      <text:p text:style-name="Standard">ON DELETE NO ACTION</text:p>
      <text:p text:style-name="Standard">ON UPDATE NO ACTION</text:p>
      <text:p text:style-name="Standard"><text:soft-page-break/>NOT DEFERRAB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4T11:09:35.88</meta:creation-date>
    <meta:document-statistic meta:table-count="0" meta:image-count="0" meta:object-count="0" meta:page-count="4" meta:paragraph-count="128" meta:word-count="475" meta:character-count="4542"/>
    <dc:date>2018-11-14T11:09:52.31</dc:date>
    <meta:editing-duration>PT16S</meta:editing-duration>
    <meta:editing-cycles>1</meta:editing-cycles>
    <meta:generator>OpenOffice/4.1.5$Win32 OpenOffice.org_project/415m1$Build-9789</meta:generator>
  </office:meta>
</office:document-meta>
</file>